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table:number-columns-repeated="3"/>
          <table:table-cell table:style-name="ce2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Space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Pony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</table:table-row>
        <table:table-row table:style-name="ro1">
          <table:table-cell office:value-type="string" calcext:value-type="string">
            <text:p>RGB L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3]*[.E3]*[.F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3]*[.I3]*[.J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L3]*[.M3]*[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Attiny32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Po Charg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croUS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-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 Swit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rylic 1/16”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rylic 1/8”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6-09T09:47:32.730000000</dc:date>
    <meta:editing-duration>PT2H57M54S</meta:editing-duration>
    <meta:editing-cycles>5</meta:editing-cycles>
    <meta:document-statistic meta:table-count="1" meta:cell-count="45" meta:object-count="0"/>
  </office:meta>
</office:document-meta>
</file>